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urn.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.set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urn.setNamelist( String nam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urn.Return( String event , String nam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turn.Return( String nam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